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47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54.86mm"/>
    </style:style>
    <style:style style:name="co4" style:family="table-column">
      <style:table-column-properties fo:break-before="auto" style:column-width="86.15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4.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rfadet_magnetic_encoder_exten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Farfadet – Magnetic encoder extension</text:p>
          </table:table-cell>
          <table:table-cell table:style-name="ce2" table:number-columns-repeated="3"/>
          <table:table-cell table:style-name="Default"/>
          <table:table-cell/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Tom Magnier – v1.0 – 01/2018</text:p>
          </table:table-cell>
          <table:table-cell table:style-name="ce2" table:number-columns-repeated="3"/>
          <table:table-cell table:style-name="Default"/>
          <table:table-cell/>
          <table:table-cell table:style-name="ce2" table:number-columns-repeated="1018"/>
        </table:table-row>
        <table:table-row table:style-name="ro2">
          <table:table-cell table:style-name="ce2" table:number-columns-repeated="4"/>
          <table:table-cell table:style-name="Default"/>
          <table:table-cell/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igikey part #</text:p>
          </table:table-cell>
          <table:table-cell table:style-name="ce2" office:value-type="string" calcext:value-type="string">
            <text:p>Digikey unit price (EUR, qty 10)</text:p>
          </table:table-cell>
          <table:table-cell table:style-name="ce2" office:value-type="string" calcext:value-type="string">
            <text:p>Digikey total price</text:p>
          </table:table-cell>
          <table:table-cell table:style-name="ce2" table:number-columns-repeated="1017"/>
        </table:table-row>
        <table:table-row table:style-name="ro3">
          <table:table-cell office:value-type="string" calcext:value-type="string">
            <text:p>C1,C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<text:a xlink:href="https://www.digikey.fr/product-detail/fr/tdk-corporation/CGA3E2X7R1H104K080AA/445-5666-1-ND/2443706" xlink:type="simple">445-5666-1-ND</text:a></text:p>
          </table:table-cell>
          <table:table-cell office:value-type="float" office:value="0.026" calcext:value-type="float">
            <text:p>0,026</text:p>
          </table:table-cell>
          <table:table-cell table:formula="of:=[.F5]*[.B5]" office:value-type="float" office:value="0.052" calcext:value-type="float">
            <text:p>0,0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<text:a xlink:href="https://www.digikey.fr/product-detail/fr/osram-opto-semiconductors-inc/LS-Q976-NR-1/475-2512-1-ND/1802639" xlink:type="simple">475-2512-1-ND</text:a></text:p>
          </table:table-cell>
          <table:table-cell office:value-type="float" office:value="0.212" calcext:value-type="float">
            <text:p>0,212</text:p>
          </table:table-cell>
          <table:table-cell table:formula="of:=[.F6]*[.B6]" office:value-type="float" office:value="0.212" calcext:value-type="float">
            <text:p>0,2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<text:a xlink:href="https://www.digikey.fr/product-detail/fr/rohm-semiconductor/SML-D12M8WT86/511-1578-1-ND/1641810" xlink:type="simple">511-1578-1-ND</text:a></text:p>
          </table:table-cell>
          <table:table-cell office:value-type="float" office:value="0.21" calcext:value-type="float">
            <text:p>0,21</text:p>
          </table:table-cell>
          <table:table-cell table:formula="of:=[.F7]*[.B7]" office:value-type="float" office:value="0.21" calcext:value-type="float">
            <text:p>0,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Socket_Strip_Straight_2x05_Pitch1.27mm_SMD</text:p>
          </table:table-cell>
          <table:table-cell office:value-type="string" calcext:value-type="string">
            <text:p><text:a xlink:href="https://www.digikey.fr/product-detail/fr/amphenol-fci/20021321-00010C4LF/609-3706-1-ND/2209151" xlink:type="simple">609-3706-1-ND</text:a></text:p>
          </table:table-cell>
          <table:table-cell office:value-type="float" office:value="0.706" calcext:value-type="float">
            <text:p>0,706</text:p>
          </table:table-cell>
          <table:table-cell table:formula="of:=[.F8]*[.B8]" office:value-type="float" office:value="0.706" calcext:value-type="float">
            <text:p>0,70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<text:a xlink:href="https://www.digikey.fr/product-detail/fr/yageo/RC0603JR-0710KL/311-10KGRCT-ND/729647" xlink:type="simple">311-10KGRCT-ND</text:a></text:p>
          </table:table-cell>
          <table:table-cell office:value-type="float" office:value="0.009" calcext:value-type="float">
            <text:p>0,009</text:p>
          </table:table-cell>
          <table:table-cell table:formula="of:=[.F9]*[.B9]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<text:a xlink:href="https://www.digikey.fr/product-detail/fr/yageo/RC0603JR-074K7L/311-4.7KGRCT-ND/729732" xlink:type="simple">311-4.7KGRCT-ND</text:a></text:p>
          </table:table-cell>
          <table:table-cell office:value-type="float" office:value="0.009" calcext:value-type="float">
            <text:p>0,009</text:p>
          </table:table-cell>
          <table:table-cell table:formula="of:=[.F10]*[.B10]" office:value-type="float" office:value="0.018" calcext:value-type="float">
            <text:p>0,0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5132-HSS*</text:p>
          </table:table-cell>
          <table:table-cell office:value-type="string" calcext:value-type="string">
            <text:p>SSOP-20_5.3x7.2mm_Pitch0.65mm</text:p>
          </table:table-cell>
          <table:table-cell office:value-type="string" calcext:value-type="string">
            <text:p><text:a xlink:href="https://www.digikey.fr/product-detail/fr/ams/AS5132-HSSM/AS5132-HSSMCT-ND/3586463" xlink:type="simple">AS5132-HSSMCT-ND</text:a></text:p>
          </table:table-cell>
          <table:table-cell office:value-type="float" office:value="5.587" calcext:value-type="float">
            <text:p>5,587</text:p>
          </table:table-cell>
          <table:table-cell table:formula="of:=[.F11]*[.B11]" office:value-type="float" office:value="5.587" calcext:value-type="float">
            <text:p>5,5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NdFeB, Diametrical, diam. 6mm</text:p>
          </table:table-cell>
          <table:table-cell office:value-type="string" calcext:value-type="string">
            <text:p><text:a xlink:href="https://www.digikey.fr/product-detail/fr/radial-magnet-inc/8995/469-1024-ND/5126077" xlink:type="simple">469-1024-ND</text:a></text:p>
          </table:table-cell>
          <table:table-cell office:value-type="float" office:value="0.27" calcext:value-type="float">
            <text:p>0,27</text:p>
          </table:table-cell>
          <table:table-cell table:formula="of:=[.F12]*[.B12]" office:value-type="float" office:value="0.27" calcext:value-type="float">
            <text:p>0,27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number-columns-repeated="3"/>
          <table:table-cell table:style-name="Default"/>
          <table:table-cell/>
          <table:table-cell table:formula="of:=SUM([.G5:.G12])" office:value-type="float" office:value="7.064" calcext:value-type="float">
            <text:p>7,064</text:p>
          </table:table-cell>
          <table:table-cell table:number-columns-repeated="1017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Adhesive PCB standoff</text:p>
          </table:table-cell>
          <table:table-cell office:value-type="string" calcext:value-type="string">
            <text:p>Height : 6.4mm</text:p>
          </table:table-cell>
          <table:table-cell office:value-type="string" calcext:value-type="string">
            <text:p><text:a xlink:href="https://www.digikey.fr/product-detail/fr/essentra-components/LCBSBM-4-01A-RT/RPC1096-ND/392194" xlink:type="simple">RPC1096-ND</text:a></text:p>
          </table:table-cell>
          <table:table-cell office:value-type="float" office:value="0.72" calcext:value-type="float">
            <text:p>0,7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5:14:05.350246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m0$Build-2</meta:generator>
    <dc:date>2018-01-29T16:46:04.761583240</dc:date>
    <meta:editing-duration>PT1H23M10S</meta:editing-duration>
    <meta:editing-cycles>11</meta:editing-cycles>
    <meta:document-statistic meta:table-count="1" meta:cell-count="71" meta:object-count="0"/>
  </office:meta>
</office:document-meta>
</file>